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Heading_20_1">
      <style:text-properties fo:language="ru" fo:country="RU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Heading_20_2">
      <style:text-properties fo:language="ru" fo:country="RU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language="en" fo:country="US" fo:font-weight="bold" style:font-weight-asian="bold" style:font-weight-complex="bold"/>
    </style:style>
    <style:style style:name="P16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Версии платформы</text:h>
      <text:h text:style-name="P12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5">CollectionsService.findCollectionByQuery</text:span><text:span text:style-name="T4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2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2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<text:soft-page-break/>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2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2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2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ext:soft-page-break/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ext:soft-page-break/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3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3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3-12-26T19:52:56.60</dc:date>
    <meta:editing-duration>PT4H50M44S</meta:editing-duration>
    <meta:editing-cycles>9</meta:editing-cycles>
    <meta:generator>OpenOffice.org/3.3$Win32 OpenOffice.org_project/330m20$Build-9567</meta:generator>
    <meta:document-statistic meta:table-count="8" meta:image-count="0" meta:object-count="0" meta:page-count="4" meta:paragraph-count="226" meta:word-count="850" meta:character-count="6582"/>
  </office:meta>
</office:document-meta>
</file>